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f29c2"/>
    </style:style>
    <style:style style:name="P2" style:family="paragraph" style:parent-style-name="Text_20_body">
      <style:text-properties fo:font-weight="bold" officeooo:rsid="000f29c2" officeooo:paragraph-rsid="000f29c2" style:font-weight-asian="bold" style:font-weight-complex="bold"/>
    </style:style>
    <style:style style:name="P3" style:family="paragraph" style:parent-style-name="Text_20_body">
      <style:text-properties fo:font-weight="bold" officeooo:rsid="00111134" officeooo:paragraph-rsid="00111134" style:font-weight-asian="bold" style:font-weight-complex="bold"/>
    </style:style>
    <style:style style:name="P4" style:family="paragraph" style:parent-style-name="Text_20_body">
      <style:text-properties officeooo:paragraph-rsid="0011113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f29c2" style:font-weight-asian="bold" style:font-weight-complex="bold"/>
    </style:style>
    <style:style style:name="T3" style:family="text">
      <style:text-properties fo:font-weight="bold" officeooo:rsid="00111134" style:font-weight-asian="bold" style:font-weight-complex="bold"/>
    </style:style>
    <style:style style:name="T4" style:family="text">
      <style:text-properties fo:color="#ffff00" loext:opacity="100%"/>
    </style:style>
    <style:style style:name="T5" style:family="text">
      <style:text-properties officeooo:rsid="001111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 1</text:p>
      <text:p text:style-name="P2"><text:span text:style-name="Strong_20_Emphasis">Dialogue 1 - Formal Greetings (Saudações Formais)</text:span></text:p>
      <text:p text:style-name="P4"><text:span text:style-name="Strong_20_Emphasis"><text:span text:style-name="T5">Marcos</text:span></text:span><text:span text:style-name="Strong_20_Emphasis">:</text:span> Hello Beatriz! <text:span text:style-name="Emphasis">(Olá, Beatriz!)</text:span><text:line-break/><text:span text:style-name="Strong_20_Emphasis">Beatriz:</text:span> Hello <text:span text:style-name="T5">Marcos</text:span>! <text:span text:style-name="Emphasis">(Olá, </text:span><text:span text:style-name="Emphasis"><text:span text:style-name="T5">Marcos</text:span></text:span><text:span text:style-name="Emphasis">!)</text:span></text:p>
      <text:p text:style-name="P4"><text:span text:style-name="Strong_20_Emphasis"><text:span text:style-name="T5">Marcos</text:span></text:span><text:span text:style-name="Strong_20_Emphasis">:</text:span> How are you? <text:span text:style-name="Emphasis">(Como você está?)</text:span><text:line-break/><text:span text:style-name="Strong_20_Emphasis">Beatriz:</text:span> I’m fine, thank you! And you? <text:span text:style-name="Emphasis">(Estou bem, obrigada! E você?)</text:span></text:p>
      <text:p text:style-name="P4"><text:span text:style-name="Strong_20_Emphasis"><text:span text:style-name="T5">Marcos</text:span></text:span><text:span text:style-name="Strong_20_Emphasis">:</text:span> I’m good, thanks! <text:span text:style-name="Emphasis">(Estou bem, obrigado!)</text:span></text:p>
      <text:p text:style-name="P4"><text:span text:style-name="Strong_20_Emphasis"><text:span text:style-name="T5">Marcos</text:span></text:span><text:span text:style-name="Strong_20_Emphasis">:</text:span> How have you been? <text:span text:style-name="Emphasis">(Como você tem passado?)</text:span><text:line-break/><text:span text:style-name="Strong_20_Emphasis">Beatriz:</text:span> I’ve been great! <text:span text:style-name="Emphasis">(Tenho passado muito bem!)</text:span></text:p>
      <text:p text:style-name="P4"/>
      <text:p text:style-name="Horizontal_20_Line"/>
      <text:p text:style-name="Text_20_body"><text:span text:style-name="Strong_20_Emphasis">Dialogue 2 - Informal Greetings (Saudações Informais)</text:span></text:p>
      <text:p text:style-name="Text_20_body"><text:span text:style-name="Strong_20_Emphasis"><text:span text:style-name="T5">Marcos</text:span></text:span><text:span text:style-name="Strong_20_Emphasis">:</text:span> Hi, Beatriz! <text:span text:style-name="Emphasis">(Oi, Beatriz!)</text:span><text:line-break/><text:span text:style-name="Strong_20_Emphasis">Beatriz:</text:span> Hey, Lucas! <text:span text:style-name="Emphasis">(Oi, </text:span><text:span text:style-name="Emphasis"><text:span text:style-name="T5">Marcos</text:span></text:span><text:span text:style-name="Emphasis">!)</text:span></text:p>
      <text:p text:style-name="P4"><text:span text:style-name="Strong_20_Emphasis"><text:span text:style-name="T5">Marcos</text:span></text:span><text:span text:style-name="Strong_20_Emphasis">:</text:span> What’s up? <text:span text:style-name="Emphasis">(E aí?)</text:span><text:line-break/><text:span text:style-name="Strong_20_Emphasis">Beatriz:</text:span> Not much, just relaxing. <text:span text:style-name="Emphasis">(Nada de mais, só relaxando.)</text:span></text:p>
      <text:p text:style-name="P4"><text:span text:style-name="Strong_20_Emphasis"><text:span text:style-name="T5">Marcos</text:span></text:span><text:span text:style-name="Strong_20_Emphasis">:</text:span> How are you doing? <text:span text:style-name="Emphasis">(Como vai você?)</text:span><text:line-break/><text:span text:style-name="Strong_20_Emphasis">Beatriz:</text:span> I’m doing well, thanks! <text:span text:style-name="Emphasis">(Estou bem, obrigada!)</text:span></text:p>
      <text:p text:style-name="P3">Dia 2</text:p>
      <text:p text:style-name="Text_20_body"><text:span text:style-name="Strong_20_Emphasis">Marcos: </text:span><text:span text:style-name="Strong_20_Emphasis"><text:span text:style-name="T1">Hey, Beatriz! How’s it going?</text:span></text:span><text:span text:style-name="Strong_20_Emphasis"><text:line-break/>(Marcos:</text:span><text:span text:style-name="Strong_20_Emphasis"><text:span text:style-name="T1"> Ei, Beatriz! Como tá indo?)</text:span></text:span></text:p>
      <text:p text:style-name="Text_20_body"><text:span text:style-name="Strong_20_Emphasis">Beatriz:</text:span> Hey, Marcos! I’m doing well, thanks. How are ya?<text:line-break/>(<text:span text:style-name="Strong_20_Emphasis">Beatriz:</text:span> Ei, Marcos! Estou bem, obrigado. Como é que tá?)</text:p>
      <text:p text:style-name="Text_20_body"><text:span text:style-name="Strong_20_Emphasis">Marcos:</text:span> I’m good, thanks. So, what’s new?<text:line-break/>(<text:span text:style-name="Strong_20_Emphasis">Marcos:</text:span> Estou bem, obrigado. Qual é a boa?)</text:p>
      <text:p text:style-name="Text_20_body"><text:span text:style-name="Strong_20_Emphasis">Beatriz:</text:span> Not much, <text:span text:style-name="T4">just been busy </text:span>with work. What have you been up to?<text:line-break/>(<text:span text:style-name="Strong_20_Emphasis">Beatriz:</text:span> Nada demais, <text:span text:style-name="T4">só ocupado </text:span>com o trabalho. O que você tem feito?)</text:p>
      <text:p text:style-name="Text_20_body"><text:span text:style-name="Strong_20_Emphasis">Marcos:</text:span> <text:span text:style-name="T4">Same here, </text:span>just working a lot. But I’m planning a trip next month.<text:line-break/>(<text:span text:style-name="Strong_20_Emphasis">Marcos:</text:span> <text:span text:style-name="T4">Mesma coisa</text:span>, trabalhando muito. Mas estou planejando uma viagem no próximo mês.)</text:p>
      <text:p text:style-name="Text_20_body"><text:span text:style-name="Strong_20_Emphasis">Beatriz:</text:span> <text:span text:style-name="T4">That sounds great</text:span>! Where are you going?<text:line-break/>(<text:span text:style-name="Strong_20_Emphasis">Beatriz:</text:span> <text:span text:style-name="T4">Isso parece ótimo</text:span>! Para onde você vai?)</text:p>
      <text:p text:style-name="Text_20_body"><text:span text:style-name="Strong_20_Emphasis">Marcos:</text:span> I’m thinking about visiting Spain.<text:line-break/>(<text:span text:style-name="Strong_20_Emphasis">Marcos:</text:span> Estou pensando em visitar a Espanha.)</text:p>
      <text:p text:style-name="Text_20_body"><text:span text:style-name="Strong_20_Emphasis">Beatriz:</text:span> That’s amazing! You’ll have a great time.<text:line-break/>(<text:span text:style-name="Strong_20_Emphasis">Beatriz:</text:span> Isso é incrível! Você vai se divertir muito.)</text:p>
      <text:p text:style-name="Text_20_body"><text:span text:style-name="Strong_20_Emphasis">Marcos:</text:span> <text:span text:style-name="T4">I hope so</text:span>! Anyway, I need to go now. It was nice seeing you again.<text:line-break/>(<text:span text:style-name="Strong_20_Emphasis">Marcos:</text:span> <text:span text:style-name="T4">Espero que sim</text:span>! Enfim, preciso ir agora. Foi bom vê-lo novamente.)</text:p>
      <text:p text:style-name="Text_20_body"><text:span text:style-name="Strong_20_Emphasis">Beatriz:</text:span> Yeah, it was great <text:span text:style-name="T4">catching up</text:span>. <text:span text:style-name="T4">I look forward</text:span> to seeing you again.<text:line-break/>(<text:span text:style-name="Strong_20_Emphasis">Beatriz:</text:span> Sim, foi bom <text:span text:style-name="T4">colocar o papo em dia</text:span>. <text:span text:style-name="T4">Estou ansioso</text:span> para vê-lo novamente.)</text:p>
      <text:p text:style-name="Text_20_body"><text:soft-page-break/><text:span text:style-name="Strong_20_Emphasis">Marcos:</text:span> Take care, Beatriz!<text:line-break/>(<text:span text:style-name="Strong_20_Emphasis">Marcos:</text:span> Cuide-se, Beatriz!)</text:p>
      <text:p text:style-name="Text_20_body"><text:span text:style-name="Strong_20_Emphasis">Beatriz:</text:span> You too! Have a nice day!<text:line-break/>(<text:span text:style-name="Strong_20_Emphasis">Beatriz:</text:span> Você também! Tenha um bom dia!)</text:p>
      <text:p text:style-name="Text_20_body"><text:span text:style-name="Strong_20_Emphasis">Marcos:</text:span> Good-Bye!<text:line-break/>(<text:span text:style-name="Strong_20_Emphasis">Marcos:</text:span> Adeus!)</text:p>
      <text:p text:style-name="Text_20_body"><text:span text:style-name="Strong_20_Emphasis">Beatriz:</text:span> Good night!<text:line-break/>(<text:span text:style-name="Strong_20_Emphasis">Beatriz:</text:span> Boa noite!)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1"><text:span text:style-name="Strong_20_Emphasis"><text:span text:style-name="T2">Dia </text:span></text:span><text:span text:style-name="Strong_20_Emphasis"><text:span text:style-name="T3">3</text:span></text:span></text:p>
      <text:p text:style-name="P1"><text:span text:style-name="Strong_20_Emphasis">Beatriz:</text:span> Hey, Marcos! It’s been a while. How have you been?<text:line-break/>(<text:span text:style-name="Emphasis">Ei, Marcos! Faz um tempo. Como você tem estado?</text:span>)</text:p>
      <text:p text:style-name="Text_20_body"><text:span text:style-name="Strong_20_Emphasis">Marcos:</text:span> Hey, Beatriz! Yeah, it’s been too long. I’ve been good, just busy with work. What about you?<text:line-break/>(<text:span text:style-name="Emphasis">Ei, Beatriz! Sim, faz muito tempo. Eu tenho estado bem, apenas ocupado com o trabalho. E você?</text:span>)</text:p>
      <text:p text:style-name="Text_20_body"><text:span text:style-name="Strong_20_Emphasis">Beatriz:</text:span> Same here. Work has been crazy lately, but I can’t complain.<text:line-break/>(<text:span text:style-name="Emphasis">O mesmo aqui. O trabalho tem sido uma loucura ultimamente, mas não posso reclamar.</text:span>)</text:p>
      <text:p text:style-name="Text_20_body"><text:span text:style-name="Strong_20_Emphasis">Marcos:</text:span> I hear you. So, what brings you here?<text:line-break/>(<text:span text:style-name="Emphasis">Eu entendo. Então, o que te traz aqui?</text:span>)</text:p>
      <text:p text:style-name="Text_20_body"><text:span text:style-name="Strong_20_Emphasis">Beatriz:</text:span> Just grabbing some coffee before heading home. Hey, we should catch up properly sometime.<text:line-break/>(<text:span text:style-name="Emphasis">Só pegando um café antes de ir para casa. Ei, devemos nos encontrar de verdade algum dia.</text:span>)</text:p>
      <text:p text:style-name="Text_20_body"><text:span text:style-name="Strong_20_Emphasis">Marcos:</text:span> Absolutely! Let’s plan something for the weekend.<text:line-break/>(<text:span text:style-name="Emphasis">Com certeza! Vamos planejar algo para o fim de semana.</text:span>)</text:p>
      <text:p text:style-name="Text_20_body"><text:span text:style-name="Strong_20_Emphasis">Beatriz:</text:span> Sounds great! But I’ve got to get going now.<text:line-break/>(<text:span text:style-name="Emphasis">Parece ótimo! Mas eu tenho que ir agora.</text:span>)</text:p>
      <text:p text:style-name="Text_20_body"><text:span text:style-name="Strong_20_Emphasis">Marcos:</text:span> Yeah, me too. I’ve gotta take off before traffic gets worse.<text:line-break/>(<text:span text:style-name="Emphasis">Sim, eu também. Tenho que partir antes que o trânsito piore.</text:span>)</text:p>
      <text:p text:style-name="Text_20_body"><text:span text:style-name="Strong_20_Emphasis">Beatriz:</text:span> Alright, see you later!<text:line-break/>(<text:span text:style-name="Emphasis">Beleza, até logo!</text:span>)</text:p>
      <text:p text:style-name="Text_20_body"><text:span text:style-name="Strong_20_Emphasis">Marcos:</text:span> See ya, man. Talk to you later!<text:line-break/>(<text:span text:style-name="Emphasis">Até mais, cara. Falo com você mais tarde!</text:span>)</text:p>
      <text:p text:style-name="Text_20_body"><text:span text:style-name="Strong_20_Emphasis">Beatriz:</text:span> Take it easy!<text:line-break/>(<text:span text:style-name="Emphasis">Vá de boa!</text:span>)</text:p>
      <text:p text:style-name="Text_20_body"><text:soft-page-break/><text:span text:style-name="Strong_20_Emphasis">Marcos:</text:span> You too! I’m out of here.<text:line-break/>(<text:span text:style-name="Emphasis">Você também! Estou fora daqui.</text:span>)</text:p>
      <text:p text:style-name="Text_20_body"><text:span text:style-name="Strong_20_Emphasis">Beatriz:</text:span> Peace!<text:line-break/>(<text:span text:style-name="Emphasis">Paz!</text:span>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20202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0202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0202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58:31.690620126</meta:creation-date>
    <dc:date>2025-03-02T11:43:30.347162822</dc:date>
    <meta:editing-duration>PT25M2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39" meta:word-count="583" meta:character-count="3440" meta:non-whitespace-character-count="2896"/>
  </office:meta>
</office:document-meta>
</file>